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49pt"/>
    </style:style>
    <style:style style:name="co2" style:family="table-column">
      <style:table-column-properties fo:break-before="auto" style:column-width="107.66pt"/>
    </style:style>
    <style:style style:name="co3" style:family="table-column">
      <style:table-column-properties fo:break-before="auto" style:column-width="486.85pt"/>
    </style:style>
    <style:style style:name="co4" style:family="table-column">
      <style:table-column-properties fo:break-before="auto" style:column-width="101.4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30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RTM_28_web_29_">
      <style:table-properties table:display="true" style:writing-mode="lr-tb"/>
    </style:style>
    <style:style style:name="ta2" style:family="table" style:master-page-name="PageStyle_5f_RTM_28_mobile_29_">
      <style:table-properties table:display="true" style:writing-mode="lr-tb"/>
    </style:style>
    <style:style style:name="ce1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M(web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a xlink:href="https://qaflex26vkhmara.testrail.io/" xlink:type="simple">Project name: Hunted
Test Rail link: link</text:a></text:p>
          </table:table-cell>
          <table:covered-table-cell table:number-columns-repeated="4" table:style-name="ce6"/>
          <table:covered-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Module name</text:p>
          </table:table-cell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Technical requirement</text:p>
          </table:table-cell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otal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 table:number-columns-spanned="1" table:number-rows-spanned="7">
            <text:p>1</text:p>
          </table:table-cell>
          <table:table-cell table:style-name="ce7" office:value-type="string" calcext:value-type="string" table:number-columns-spanned="1" table:number-rows-spanned="7">
            <text:p>Main page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ontains info for recruiters about our product</text:p>
          </table:table-cell>
          <table:table-cell table:style-name="ce7" office:value-type="string" calcext:value-type="string">
            <text:p>C141, C142, C143, C144, C14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This page should motivate recruiters to go to the list of candidates and sign up</text:p>
          </table:table-cell>
          <table:table-cell table:style-name="ce7" office:value-type="string" calcext:value-type="string">
            <text:p>C138, C139, C14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The page should contain a comparison with other resources, quotes from the CEO, and logos of partners</text:p>
          </table:table-cell>
          <table:table-cell table:style-name="ce7" office:value-type="string" calcext:value-type="string">
            <text:p>C141, C142, C143, C144, C14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Should contain a form for registration by email and social networks (Google, LinkedIn, GitHub), and links to Jobs and Web3 companies</text:p>
          </table:table-cell>
          <table:table-cell table:style-name="ce7" office:value-type="string" calcext:value-type="string">
            <text:p>C147, C148, C149, C150, C151, C152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For engineers' default page for all users</text:p>
          </table:table-cell>
          <table:table-cell table:style-name="ce7" office:value-type="string" calcext:value-type="string">
            <text:p>C14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Authorized users should have a banner with the ad of the mobile app instead of a sign-up form</text:p>
          </table:table-cell>
          <table:table-cell table:style-name="ce7" office:value-type="string" calcext:value-type="string">
            <text:p>C15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table:number-columns-repeated="2" table:style-name="ce5"/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At the very bottom of the page, there should be at least 10 feedbacks from real users</text:p>
          </table:table-cell>
          <table:table-cell table:style-name="ce7" office:value-type="string" calcext:value-type="string">
            <text:p>C15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 table:number-columns-spanned="1" table:number-rows-spanned="8">
            <text:p>2</text:p>
          </table:table-cell>
          <table:table-cell table:style-name="ce7" office:value-type="string" calcext:value-type="string" table:number-columns-spanned="1" table:number-rows-spanned="8">
            <text:p>Candidates list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The list of candidates should look like a list of cards with info about a candidate</text:p>
          </table:table-cell>
          <table:table-cell table:style-name="ce7" office:value-type="string" calcext:value-type="string">
            <text:p>C16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Filters could be seen by any user, but only authorized users should be able to use them (unauthorized should be able to sign in/sign up by hovering over the filters section)</text:p>
          </table:table-cell>
          <table:table-cell table:style-name="ce7" office:value-type="string" calcext:value-type="string">
            <text:p>C157, C15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Available filters should be: Role, Technologies, Desired base salary (annual/monthly), English level, Candidate's location (Timezone/ Country and City)</text:p>
          </table:table-cell>
          <table:table-cell table:style-name="ce7" office:value-type="string" calcext:value-type="string">
            <text:p>C168, C169, C170, C171, C17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Each candidate card should contain a short description of the candidate's skills and achievements. Click on the “Show experience” should open all candidate’s experiences</text:p>
          </table:table-cell>
          <table:table-cell table:style-name="ce7" office:value-type="string" calcext:value-type="string">
            <text:p>C163, C16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The recruiter should have the ability to start the chat with a candidate, and the candidate should be warned that he has to create a recruiter’s profile before chatting with candidates</text:p>
          </table:table-cell>
          <table:table-cell table:style-name="ce7" office:value-type="string" calcext:value-type="string">
            <text:p>C173, C17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After clicking on the candidate’s card, the candidate’s profile should be opened in a new tab</text:p>
          </table:table-cell>
          <table:table-cell table:style-name="ce7" office:value-type="string" calcext:value-type="string">
            <text:p>C16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The candidate’s profile should contain all information about the candidate, but contacts with the candidate should be hidden before the candidate opens it (available only after the chat with a candidate)</text:p>
          </table:table-cell>
          <table:table-cell table:style-name="ce7" office:value-type="string" calcext:value-type="string">
            <text:p>C167, C17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covered-table-cell table:number-columns-repeated="2" table:style-name="ce5"/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andidate’s experience should be sorted from the oldest to the newest positions</text:p>
          </table:table-cell>
          <table:table-cell table:style-name="ce7" office:value-type="string" calcext:value-type="string">
            <text:p>C17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 table:number-columns-spanned="1" table:number-rows-spanned="6">
            <text:p>3</text:p>
          </table:table-cell>
          <table:table-cell table:style-name="ce7" office:value-type="string" calcext:value-type="string" table:number-columns-spanned="1" table:number-rows-spanned="6">
            <text:p>Sign Up</text:p>
          </table:table-cell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After entering the email and the password, there should be two options for how to continue registrations: as a recruiter or as a candidate.</text:p>
            <text:p>Available APIs for registration: Google, LinkedIn, GitHub</text:p>
          </table:table-cell>
          <table:table-cell table:style-name="ce7" office:value-type="string" calcext:value-type="string">
            <text:p>C177, C178, C179, C18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During the registration process, the recruiter should be able to fill his position, the company, and his contact information</text:p>
          </table:table-cell>
          <table:table-cell table:style-name="ce7" office:value-type="string" calcext:value-type="string">
            <text:p>C18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One of the main stages should be filling in the information about the required candidates: the role of the candidate, required technologies, salary (annual/monthly), years of experience, English level, Timezone or country/city of the candidate</text:p>
          </table:table-cell>
          <table:table-cell table:style-name="ce7" office:value-type="string" calcext:value-type="string">
            <text:p>C182, C188, C189, C190, C19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At the end of the registration process, the recruiter should be redirected to the list of candidates</text:p>
          </table:table-cell>
          <table:table-cell table:style-name="ce7" office:value-type="string" calcext:value-type="string">
            <text:p>C19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Stages of candidate registration:</text:p>
            <text:p>Role: info about desired position, tech skills (5-15);</text:p>
            <text:p>Expectations: info about the experience, expected salary (annual or monthly, dollar or euro), English level, and location;</text:p>
            <text:p>Experience: detailed information about experience, should be possible to export from LinkedIn;</text:p>
            <text:p>Bio: info about the achievements of the candidate and expectations from work;</text:p>
            <text:p>Contact Information: avatar, full name, CV to upload, and links to social networks</text:p>
          </table:table-cell>
          <table:table-cell table:style-name="ce7" office:value-type="string" calcext:value-type="string">
            <text:p>C193, C194, C195, C196, C197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covered-table-cell table:number-columns-repeated="2" table:style-name="ce5"/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After successful registration, users should wait for profile activation by Admins during the next 24-48 hours</text:p>
          </table:table-cell>
          <table:table-cell table:style-name="ce7" office:value-type="string" calcext:value-type="string">
            <text:p>C20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Sign In</text:p>
          </table:table-cell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The Sign In page should have the “Sign up” link which redirects to the “Sign up” page, and the “Forgot the password” link which redirects to the “Forgot password” page</text:p>
          </table:table-cell>
          <table:table-cell table:style-name="ce7" office:value-type="string" calcext:value-type="string">
            <text:p>C199, C2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 table:number-columns-spanned="1" table:number-rows-spanned="5">
            <text:p>5</text:p>
          </table:table-cell>
          <table:table-cell table:style-name="ce7" office:value-type="string" calcext:value-type="string" table:number-columns-spanned="1" table:number-rows-spanned="5">
            <text:p>Chats</text:p>
          </table:table-cell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Recruiters should be able to initiate a chat with a candidate on the list of candidates and on the candidate profile page</text:p>
          </table:table-cell>
          <table:table-cell table:style-name="ce7" office:value-type="string" calcext:value-type="string">
            <text:p>C202, C20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Before contacting the candidate in the chat, the recruiter shouldn’t be able to see the contacts of the candidate</text:p>
          </table:table-cell>
          <table:table-cell table:style-name="ce7" office:value-type="string" calcext:value-type="string">
            <text:p>C17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The candidate should be able to open their contacts or decline the recruiter’s proposition and not share contact details</text:p>
          </table:table-cell>
          <table:table-cell table:style-name="ce7" office:value-type="string" calcext:value-type="string">
            <text:p>C206, C20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The recruiter should be able to send the offer to the candidate or mark the chat as rejected</text:p>
          </table:table-cell>
          <table:table-cell table:style-name="ce7" office:value-type="string" calcext:value-type="string">
            <text:p>C208, C20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covered-table-cell table:number-columns-repeated="2" table:style-name="ce5"/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To group chats, candidates and recruiters should have the ability to Archive chats or mark them as Favourite</text:p>
          </table:table-cell>
          <table:table-cell table:style-name="ce7" office:value-type="string" calcext:value-type="string">
            <text:p>C210, C211, C212, C21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 table:number-columns-spanned="1" table:number-rows-spanned="5">
            <text:p>6</text:p>
          </table:table-cell>
          <table:table-cell table:style-name="ce7" office:value-type="string" calcext:value-type="string" table:number-columns-spanned="1" table:number-rows-spanned="5">
            <text:p>Profile</text:p>
          </table:table-cell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Users should be able to have candidate and recruiter accounts simultaneously</text:p>
          </table:table-cell>
          <table:table-cell table:style-name="ce7" office:value-type="string" calcext:value-type="string">
            <text:p>C217 <text:s text:c="5"/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After the registration, the user should be able to create a profile of the recruiter or the candidate</text:p>
          </table:table-cell>
          <table:table-cell table:style-name="ce7" office:value-type="string" calcext:value-type="string">
            <text:p>C21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In the profile section, the user should be able to: Edit his profile, Switch between recruiter/user profiles, Connect social networks (LinkedIn, GitHub, Google), Change password</text:p>
          </table:table-cell>
          <table:table-cell table:style-name="ce7" office:value-type="string" calcext:value-type="string">
            <text:p>C216, C218, C219, C220, C388, C389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Users should be able to activate or deactivate their candidate profile in the profile settings</text:p>
          </table:table-cell>
          <table:table-cell table:style-name="ce7" office:value-type="string" calcext:value-type="string">
            <text:p>C22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table:number-columns-repeated="2" table:style-name="ce5"/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Admins should be able to edit user profiles at any time</text:p>
          </table:table-cell>
          <table:table-cell table:style-name="ce7" office:value-type="string" calcext:value-type="string">
            <text:p>C22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Footer</text:p>
          </table:table-cell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The footer should contain the following: “TOP 100 WEB3 COMPANIES” with a preview of the top 5 companies, 3 columns of vacancies for web3 developers. links to social networks (LinkedIn, Twitter, Telegram, Signal, Instagram, Facebook), links to documents, pricing, FAQ, and About us</text:p>
          </table:table-cell>
          <table:table-cell table:style-name="ce7" office:value-type="string" calcext:value-type="string">
            <text:p>C223, C224, C225, C226, C354, C355, C356, C357, C358, C360, C361, C362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 table:number-columns-spanned="1" table:number-rows-spanned="6">
            <text:p>8</text:p>
          </table:table-cell>
          <table:table-cell table:style-name="ce7" office:value-type="string" calcext:value-type="string" table:number-columns-spanned="1" table:number-rows-spanned="6">
            <text:p>Web3 companies and Jobs</text:p>
          </table:table-cell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This page should contain a table with 100 web3 companies split by 10</text:p>
          </table:table-cell>
          <table:table-cell table:style-name="ce7" office:value-type="string" calcext:value-type="string">
            <text:p>C22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Each company should have a clickable logo and name. Clicking on it should open a page in a new tab with a list of vacancies for this company.</text:p>
          </table:table-cell>
          <table:table-cell table:style-name="ce7" office:value-type="string" calcext:value-type="string">
            <text:p>C228, C22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36" calcext:value-type="float">
            <text:p>36</text:p>
          </table:table-cell>
          <table:table-cell table:style-name="ce7" office:value-type="string" calcext:value-type="string">
            <text:p>Authorized users should be able to post a new job manually or using import from ATS.</text:p>
            <text:p>Applying with 1 click should be available for authorized users</text:p>
          </table:table-cell>
          <table:table-cell table:style-name="ce7" office:value-type="string" calcext:value-type="string">
            <text:p>C230, C231, C23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37" calcext:value-type="float">
            <text:p>37</text:p>
          </table:table-cell>
          <table:table-cell table:style-name="ce7" office:value-type="string" calcext:value-type="string">
            <text:p>To filter vacancies users should have filters with skills</text:p>
          </table:table-cell>
          <table:table-cell table:style-name="ce7" office:value-type="string" calcext:value-type="string">
            <text:p>C23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Unauthorized users should only be able to observe some vacancies and after clicking on [View more] should be suggested to sign in</text:p>
          </table:table-cell>
          <table:table-cell table:style-name="ce7" office:value-type="string" calcext:value-type="string">
            <text:p>C234, C23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covered-table-cell table:number-columns-repeated="2" table:style-name="ce5"/>
          <table:table-cell table:style-name="ce3" office:value-type="float" office:value="39" calcext:value-type="float">
            <text:p>39</text:p>
          </table:table-cell>
          <table:table-cell table:style-name="ce7" office:value-type="string" calcext:value-type="string">
            <text:p>At the very bottom of the page users should have the ability to subscribe to vacancies using the form with the fields: Desired roles, Experience, Email</text:p>
          </table:table-cell>
          <table:table-cell table:style-name="ce7" office:value-type="string" calcext:value-type="string">
            <text:p>C236, C237, C238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0" table:formula="of:=SUM([.F3:.F41])" office:value-type="float" office:value="101" calcext:value-type="float">
            <text:p>101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TM(mobile)" table:style-name="ta2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2">
          <table:table-cell table:style-name="ce1" office:value-type="string" calcext:value-type="string" table:number-columns-spanned="6" table:number-rows-spanned="1">
            <text:p><text:a xlink:href="https://qaflex26vkhmara.testrail.io/" xlink:type="simple">Project name: Hunted
Test Rail link: link</text:a></text:p>
          </table:table-cell>
          <table:covered-table-cell table:number-columns-repeated="4" table:style-name="ce6"/>
          <table:covered-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Module name</text:p>
          </table:table-cell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Technical requirement</text:p>
          </table:table-cell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otal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3" office:value-type="string" calcext:value-type="string" table:number-columns-spanned="1" table:number-rows-spanned="3">
            <text:p>Applica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he application must support screen orientation changes</text:p>
          </table:table-cell>
          <table:table-cell table:style-name="ce3" office:value-type="string" calcext:value-type="string">
            <text:p>C48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he application must be displayed correctly on screens with different resolutions and aspect ratios</text:p>
          </table:table-cell>
          <table:table-cell table:style-name="ce3" office:value-type="string" calcext:value-type="string">
            <text:p>C48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table:number-columns-repeated="2" table:style-name="ce5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ll interactive elements must have a minimum clickable size</text:p>
          </table:table-cell>
          <table:table-cell table:style-name="ce3" office:value-type="string" calcext:value-type="string">
            <text:p>C48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 table:number-columns-spanned="1" table:number-rows-spanned="3">
            <text:p>2</text:p>
          </table:table-cell>
          <table:table-cell table:style-name="ce3" office:value-type="string" calcext:value-type="string" table:number-columns-spanned="1" table:number-rows-spanned="3">
            <text:p>Sign I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he user should be able to log in using a Google account</text:p>
          </table:table-cell>
          <table:table-cell table:style-name="ce3" office:value-type="string" calcext:value-type="string">
            <text:p>C42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fter pressing the [sign up] button, the user should be redirected to the 'registration' page</text:p>
          </table:table-cell>
          <table:table-cell table:style-name="ce3" office:value-type="string" calcext:value-type="string">
            <text:p>C42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table:number-columns-repeated="2" table:style-name="ce5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he user should be able to change the password by pressing the 'forgot password' link</text:p>
          </table:table-cell>
          <table:table-cell table:style-name="ce3" office:value-type="string" calcext:value-type="string">
            <text:p>C422, C42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 table:number-columns-spanned="1" table:number-rows-spanned="6">
            <text:p>3</text:p>
          </table:table-cell>
          <table:table-cell table:style-name="ce3" office:value-type="string" calcext:value-type="string" table:number-columns-spanned="1" table:number-rows-spanned="6">
            <text:p>Sign Up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The user should be able to register only with a unique and valid email format</text:p>
          </table:table-cell>
          <table:table-cell table:style-name="ce3" office:value-type="string" calcext:value-type="string">
            <text:p>C427, C428, C429, C430, C431, C432, C433, C434, C435, C436, C437, C438, C439, C440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he user should be able to register using a Google account</text:p>
          </table:table-cell>
          <table:table-cell table:style-name="ce3" office:value-type="string" calcext:value-type="string">
            <text:p>C42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The user should be able to return from the registration page to the authorization page</text:p>
          </table:table-cell>
          <table:table-cell table:style-name="ce3" office:value-type="string" calcext:value-type="string">
            <text:p>C42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he 'password' field and the 'repeat password' fields must be mandatory and covered by a mask</text:p>
          </table:table-cell>
          <table:table-cell table:style-name="ce3" office:value-type="string" calcext:value-type="string">
            <text:p>C442, C443, C418, C419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he value of the 'Repeat password' field must match the 'Passport' field</text:p>
          </table:table-cell>
          <table:table-cell table:style-name="ce3" office:value-type="string" calcext:value-type="string">
            <text:p>C44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table:number-columns-repeated="2" table:style-name="ce5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After successful registration, the user is redirected to the chat page</text:p>
          </table:table-cell>
          <table:table-cell table:style-name="ce3" office:value-type="string" calcext:value-type="string">
            <text:p>C44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 table:number-columns-spanned="1" table:number-rows-spanned="6">
            <text:p>4</text:p>
          </table:table-cell>
          <table:table-cell table:style-name="ce3" office:value-type="string" calcext:value-type="string" table:number-columns-spanned="1" table:number-rows-spanned="6">
            <text:p>Profil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fter registration, when going to the profile page, the user should have two options: Continue registration as a candidate or recruiter</text:p>
          </table:table-cell>
          <table:table-cell table:style-name="ce3" office:value-type="string" calcext:value-type="string">
            <text:p>C46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The user should be able to have both a recruiter and candidate account at the same time</text:p>
          </table:table-cell>
          <table:table-cell table:style-name="ce3" office:value-type="string" calcext:value-type="string">
            <text:p>C481, C47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ontinue registration as a candidate. The user must fill in the fields about their role and expectations</text:p>
          </table:table-cell>
          <table:table-cell table:style-name="ce3" office:value-type="string" calcext:value-type="string">
            <text:p>C452, C453, C454, C455, C45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Let's continue registering as a recruiter. The user must fill in the My Role and Company fields</text:p>
          </table:table-cell>
          <table:table-cell table:style-name="ce3" office:value-type="string" calcext:value-type="string">
            <text:p>C464, C46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covered-table-cell table:number-columns-repeated="2" table:style-name="ce4"/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The user should be able to view and edit personal profile data</text:p>
          </table:table-cell>
          <table:table-cell table:style-name="ce3" office:value-type="string" calcext:value-type="string">
            <text:p>C469, C470, C471, C47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covered-table-cell table:number-columns-repeated="2" table:style-name="ce5"/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The user should be able to log out of the application using the [sign out] button on the profile page</text:p>
          </table:table-cell>
          <table:table-cell table:style-name="ce3" office:value-type="string" calcext:value-type="string">
            <text:p>C45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 table:number-columns-spanned="1" table:number-rows-spanned="2">
            <text:p>5</text:p>
          </table:table-cell>
          <table:table-cell table:style-name="ce3" office:value-type="string" calcext:value-type="string" table:number-columns-spanned="1" table:number-rows-spanned="2">
            <text:p>Chats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Users should be able to use chat</text:p>
          </table:table-cell>
          <table:table-cell table:style-name="ce3" office:value-type="string" calcext:value-type="string">
            <text:p>C44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table:number-columns-repeated="2" table:style-name="ce5"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The user should be able to turn off chat notifications on their profile page.</text:p>
          </table:table-cell>
          <table:table-cell table:style-name="ce3" office:value-type="string" calcext:value-type="string">
            <text:p>C475, C47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0" table:formula="of:=SUM([.F3:.F22])" office:value-type="float" office:value="47" calcext:value-type="float">
            <text:p>47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TM_28_web_29_" style:display-name="PageStyle_RTM(web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TM_28_mobile_29_" style:display-name="PageStyle_RTM(mobile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78" meta:object-count="0"/>
    <meta:generator>LibreOfficeDev/6.0.5.2$Linux_X86_64 LibreOffice_project/</meta:generator>
  </office:meta>
</office:document-meta>
</file>